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style:font-name="Calibri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Calibri"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style:text-underline-style="none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weight="bold" style:font-weight-asian="bold" style:font-weight-complex="bold"/>
    </style:style>
    <style:style style:name="P12" style:family="paragraph" style:parent-style-name="Standard">
      <style:paragraph-properties fo:margin-left="-1.588cm" fo:margin-right="0cm" fo:text-align="justify" style:justify-single-word="false" fo:text-indent="0cm" style:auto-text-indent="false"/>
      <style:text-properties fo:color="#000000" style:font-name="Calibri" fo:font-size="12pt" style:font-size-asian="12pt" style:font-size-complex="12pt"/>
    </style:style>
    <style:style style:name="P13" style:family="paragraph" style:parent-style-name="Standard">
      <style:paragraph-properties fo:margin-left="-1.588cm" fo:margin-right="0cm" fo:text-align="justify" style:justify-single-word="false" fo:text-indent="1.588cm" style:auto-text-indent="false"/>
      <style:text-properties fo:color="#000000" style:font-name="Calibri" fo:font-size="12pt" style:font-size-asian="12pt" style:font-size-complex="12pt"/>
    </style:style>
    <style:style style:name="P14" style:family="paragraph" style:parent-style-name="Standard">
      <style:paragraph-properties fo:margin-left="0cm" fo:margin-right="-0.026cm" fo:text-align="justify" style:justify-single-word="false" fo:text-indent="0cm" style:auto-text-indent="false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-0.026cm" fo:text-align="justify" style:justify-single-word="false" fo:text-indent="0cm" style:auto-text-indent="false"/>
      <style:text-properties fo:color="#000000" style:font-name="Calibri" fo:font-size="12pt" style:font-size-asian="12pt" style:font-size-complex="12pt"/>
    </style:style>
    <style:style style:name="P16" style:family="paragraph" style:parent-style-name="Standard">
      <style:paragraph-properties fo:margin-left="0cm" fo:margin-right="-0.026cm" fo:text-align="justify" style:justify-single-word="false" fo:text-indent="0cm" style:auto-text-indent="false"/>
      <style:text-properties fo:color="#000000" style:font-name="Calibri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-0.026cm" fo:text-align="justify" style:justify-single-word="false" fo:text-indent="0cm" style:auto-text-indent="false"/>
      <style:text-properties fo:color="#000000"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-0.026cm" fo:text-align="justify" style:justify-single-word="false" fo:text-indent="0cm" style:auto-text-indent="false"/>
      <style:text-properties fo:color="#000000"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-0.026cm" fo:text-align="justify" style:justify-single-word="false" fo:text-indent="0cm" style:auto-text-indent="false"/>
      <style:text-properties style:font-name="Calibri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style:font-name="Calibri" style:text-underline-style="none" fo:font-weight="normal" style:font-weight-asian="normal" style:font-weight-complex="normal"/>
    </style:style>
    <style:style style:name="P21" style:family="paragraph" style:parent-style-name="Text_20_body">
      <style:paragraph-properties fo:margin-top="0cm" fo:margin-bottom="0cm" fo:text-align="justify" style:justify-single-word="false"/>
      <style:text-properties style:font-name="Calibri" style:text-underline-style="none" fo:font-weight="normal" style:font-weight-asian="normal" style:font-weight-complex="normal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justify" style:justify-single-word="false"/>
      <style:text-properties style:font-name="Calibri" style:text-underline-style="none" fo:font-weight="bold" style:font-weight-asian="bold" style:font-weight-complex="bold"/>
    </style:style>
    <style:style style:name="P24" style:family="paragraph" style:parent-style-name="Standard" style:list-style-name="L5">
      <style:paragraph-properties fo:text-align="justify" style:justify-single-word="false"/>
      <style:text-properties style:font-name="Calibri" style:text-underline-style="none" fo:font-weight="bold" style:font-weight-asian="bold" style:font-weight-complex="bold"/>
    </style:style>
    <style:style style:name="P25" style:family="paragraph" style:parent-style-name="Standard" style:list-style-name="L4">
      <style:paragraph-properties fo:text-align="justify" style:justify-single-word="false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6">
      <style:paragraph-properties fo:text-align="justify" style:justify-single-word="false"/>
      <style:text-properties fo:color="#000000" style:font-name="Calibri" fo:font-size="12pt" style:text-underline-style="none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2">
      <style:paragraph-properties fo:margin-top="0cm" fo:margin-bottom="0cm" fo:text-align="justify" style:justify-single-word="false"/>
      <style:text-properties style:font-name="Calibri"/>
    </style:style>
    <style:style style:name="P28" style:family="paragraph" style:parent-style-name="Standard" style:list-style-name="L7">
      <style:paragraph-properties fo:margin-left="0cm" fo:margin-right="-0.026cm" fo:text-align="justify" style:justify-single-word="false" fo:text-indent="0cm" style:auto-text-indent="false"/>
      <style:text-properties fo:color="#000000" style:font-name="Calibri" fo:font-size="12pt" style:font-size-asian="12pt" style:font-size-complex="12pt"/>
    </style:style>
    <style:style style:name="P29" style:family="paragraph" style:parent-style-name="Standard" style:list-style-name="L7">
      <style:paragraph-properties fo:margin-left="0cm" fo:margin-right="-0.026cm" fo:text-align="justify" style:justify-single-word="false" fo:text-indent="0cm" style:auto-text-indent="false"/>
      <style:text-properties fo:color="#000000" style:font-name="Calibri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8">
      <style:paragraph-properties fo:margin-left="0cm" fo:margin-right="-0.026cm" fo:text-align="justify" style:justify-single-word="false" fo:text-indent="0cm" style:auto-text-indent="false"/>
      <style:text-properties fo:color="#000000"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margin-left="0cm" fo:margin-right="-0.026cm" fo:text-align="justify" style:justify-single-word="false" fo:text-indent="0cm" style:auto-text-indent="false"/>
    </style:style>
    <style:style style:name="P32" style:family="paragraph" style:parent-style-name="Text_20_body" style:list-style-name="L1">
      <style:paragraph-properties fo:margin-top="0cm" fo:margin-bottom="0cm" fo:text-align="justify" style:justify-single-word="false"/>
      <style:text-properties style:font-name="Calibri"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000000" style:font-name="Calibri"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XTRAIT DU REGISTRE</text:p>
      <text:p text:style-name="P4">DES DELIBERATIONS DU CONSEIL MUNICIPAL</text:p>
      <text:p text:style-name="P4">DE LA COMMUNE DE MONTREUIL-EN-TOURAINE</text:p>
      <text:p text:style-name="P4"/>
      <text:p text:style-name="P4"/>
      <text:p text:style-name="P2">Nombre de conseillers en exercice : 13</text:p>
      <text:p text:style-name="P2">Nombre de présents : 11 </text:p>
      <text:p text:style-name="P13">Nombre d’exprimés : 13</text:p>
      <text:p text:style-name="P13"><text:s/></text:p>
      <text:p text:style-name="P12"><text:tab/><text:tab/><text:tab/><text:tab/><text:tab/><text:tab/><text:tab/><text:tab/><text:tab/><text:span text:style-name="T2">Séance du mardi 30 mars 2010</text:span></text:p>
      <text:p text:style-name="P13"><text:span text:style-name="T2">Date de la convocation </text:span>:</text:p>
      <text:p text:style-name="P13">24 mars 2010</text:p>
      <text:p text:style-name="P12"><text:tab/><text:tab/><text:tab/><text:tab/><text:tab/><text:tab/>--------------------------------</text:p>
      <text:p text:style-name="P2"/>
      <text:p text:style-name="P2">L’an deux mil dix le trente mars à dix huit heures trente , le Conseil Municipal de cette commune, régulièrement convoqué, s’est réuni au nombre prescrit par la loi, dans le lieu habituel de ses séances, sous la présidence de Monsieur Jean-Luc PADIOLLEAU, maire.</text:p>
      <text:p text:style-name="P2"/>
      <text:p text:style-name="P2"><text:span text:style-name="T2">Présents</text:span> : Messieurs PADIOLLEAU, ADUMEAU, GOHIER, GALIMANT, DÉROGIS<text:span text:style-name="T3">, RONCIER</text:span>, Mesdames MORLEC, ULIVI, ROQUIN, GENTILHOMME, DENIS</text:p>
      <text:p text:style-name="P2">Pouvoirs: M. MORLEC à MME MORLEC, MME FRANSESCAT à MME GENTILHOMME</text:p>
      <text:p text:style-name="P2"/>
      <text:p text:style-name="P2">Madame Christine ULIVI a été élue secrétaire de séance.</text:p>
      <text:p text:style-name="P2"/>
      <text:p text:style-name="P5">Ordre du jour:</text:p>
      <text:p text:style-name="P5"/>
      <text:list xml:id="list36619735" text:style-name="L1">
        <text:list-item>
          <text:p text:style-name="P32">Vote des taxes locales pour l'année 2010</text:p>
        </text:list-item>
        <text:list-item>
          <text:p text:style-name="P32">Vote du budget de la commune 2010 et affectation du résultat</text:p>
        </text:list-item>
        <text:list-item>
          <text:p text:style-name="P32">Vote du budget du service assainissement 2010 et affectation du résultat</text:p>
        </text:list-item>
        <text:list-item>
          <text:p text:style-name="P32">Questions diverses</text:p>
        </text:list-item>
      </text:list>
      <text:p text:style-name="P21"/>
      <text:p text:style-name="P20">Monsieur le Maire demande l'accord des conseillers afin d'ajouter à l'ordre du jour le point suivant: </text:p>
      <text:list xml:id="list36612835" text:style-name="L2">
        <text:list-item>
          <text:p text:style-name="P27">Modification des tarifs de la garderie </text:p>
        </text:list-item>
      </text:list>
      <text:p text:style-name="P11"/>
      <text:list xml:id="list36635226" text:style-name="L3">
        <text:list-item>
          <text:p text:style-name="P23">Vote des taxes locales pour l'année 2010</text:p>
          <text:p text:style-name="P23"/>
        </text:list-item>
      </text:list>
      <text:p text:style-name="P10">Monsieur le Maire après avoir expliqué aux membres du Conseil Municipal le calcul des taxes locales, propose que la part locale des taux d'impositions reste égale à ceux de 2009 soit :</text:p>
      <text:list xml:id="list36617043" text:style-name="L4">
        <text:list-item>
          <text:p text:style-name="P25">Taxe d'habitation : 14,76 %</text:p>
        </text:list-item>
        <text:list-item>
          <text:p text:style-name="P25">Taxe foncière sur le bâti : 15,39 %</text:p>
        </text:list-item>
        <text:list-item>
          <text:p text:style-name="P25">Taxe foncière sur le non bâti : 39,96 % </text:p>
        </text:list-item>
        <text:list-item>
          <text:p text:style-name="P25">soit un total du produit fiscal attendu de 160 764 €</text:p>
        </text:list-item>
      </text:list>
      <text:p text:style-name="P10"/>
      <text:p text:style-name="P10">Après en avoir délibéré, le Conseil Municipal, accepte à l'unanimité <text:s/>que la part locale des taux d'impositions reste égale à ceux de 2009 soit : Taxe d'habitation : 14,76 %, Taxe foncière sur le bâti : 15,39 %, Taxe foncière sur le non bâti : 39,96 %, soit un total du produit fiscal attendu de <text:s text:c="17"/>160 764 €.</text:p>
      <text:p text:style-name="P7"><text:soft-page-break/></text:p>
      <text:p text:style-name="P14"/>
      <text:list xml:id="list38112675" text:continue-list="list36635226" text:style-name="L3">
        <text:list-header>
          <text:p text:style-name="P23">2) Vote du budget de la commune 2010 et affectation du résultat </text:p>
        </text:list-header>
      </text:list>
      <text:p text:style-name="P9"/>
      <text:p text:style-name="P8">Le Conseil Municipal étudie et vote le budget unique 2010 de la commune équilibré en dépenses et en recettes de fonctionnement à 475 934,60 €; et <text:s/>en dépenses et en recettes d'investissement à 613 265,64 €</text:p>
      <text:p text:style-name="P8">après avoir affecté le résultat de fonctionnement de 17 700 € en section de fonctionnement et de 126 190,65 € en section d'investissement afin de permettre les investissements en 2010.</text:p>
      <text:p text:style-name="P8"/>
      <text:p text:style-name="P8">Après en avoir délibéré, le Conseil Municipal approuve à l'unanimité le Budget unique 2010 pour la commune et autorise le maire à signer tous les actes s'y rapportant.</text:p>
      <text:p text:style-name="P9"/>
      <text:p text:style-name="P9"/>
      <text:list xml:id="list36640955" text:style-name="L5">
        <text:list-item>
          <text:p text:style-name="P24">Vote du budget du service assainissement et affectation du résultat</text:p>
        </text:list-item>
      </text:list>
      <text:p text:style-name="P9"/>
      <text:p text:style-name="P8">Le Conseil Municipal étudie et vote le budget unique 2010 du service assainissement équilibré en dépenses et en recettes de fonctionnement à 133 482,79 €; et en dépenses et en recettes d'investissement à <text:s/>81 576,83 €</text:p>
      <text:p text:style-name="P8">après avoir affecté le résultat de fonctionnement de <text:s/>62 135,79 en section de fonctionnement et <text:s/>le déficit d'investissement 2009 de 31 620,14 € en section d'investissement.</text:p>
      <text:p text:style-name="P8"/>
      <text:p text:style-name="P8">Après en avoir délibéré, le Conseil Municipal approuve à l'unanimité le Budget unique 2010 pour service assainissement et autorise le maire à signer tous les actes s'y rapportant. </text:p>
      <text:p text:style-name="P6"/>
      <text:p text:style-name="P6"/>
      <text:list xml:id="list36623418" text:style-name="L6">
        <text:list-item>
          <text:p text:style-name="P26">Modification des tarifs de la garderie</text:p>
        </text:list-item>
      </text:list>
      <text:p text:style-name="P6"/>
      <text:p text:style-name="P6">Madame Christine ULIVI expose au Conseil Municipal que la commune de Neuillé-le-Lierre pratique des tarifs à la demi journée pour la garderie soit 1,15 € la demi-journée et 2,10 € la journée. La commune de Montreuil-en-Touraine <text:s/>pratique un tarif uniquement à la journée de <text:s text:c="2"/>2,10 €. Compte tenu du R.P.I avec la commune de Neuillé-le-Lierre, Monsieur le Maire propose donc aux Conseillers de pratiquer les mêmes tarifs.</text:p>
      <text:p text:style-name="P15"/>
      <text:p text:style-name="P15">Après en avoir délibéré, le Conseil Municipal décide à l'unanimité :</text:p>
      <text:list xml:id="list36642957" text:style-name="L7">
        <text:list-item>
          <text:p text:style-name="P28">de modifier les tarifs de la garderie <text:s/>périscolaire <text:s/>soit :1,15 € la demi journée et 2,10 € la journée par enfant, à compter du lundi 19 avril 2010.</text:p>
        </text:list-item>
      </text:list>
      <text:p text:style-name="P15"/>
      <text:list xml:id="list38116660" text:continue-numbering="true" text:style-name="L7">
        <text:list-header>
          <text:p text:style-name="P31"><text:span text:style-name="T4">Questio</text:span><text:span text:style-name="T4">ns diverses</text:span></text:p>
        </text:list-header>
      </text:list>
      <text:p text:style-name="P16"/>
      <text:list xml:id="list38107716" text:continue-numbering="true" text:style-name="L7">
        <text:list-header>
          <text:p text:style-name="P29">Poteaux incendies :</text:p>
        </text:list-header>
      </text:list>
      <text:p text:style-name="P17"/>
      <text:p text:style-name="P17">Monsieur Jean-Claude ADUMEAU explique au Conseil Municipal que les poteaux incendies des lieux-dits Les Trois Cheminées et Le Grand Salé sont défectueux. De plus, <text:s/>le débit d'eau de certaines bornes incendies n'est pas réglementaire. Suite aux discussions, il est donc envisagé d'implanter des bâches incendies aux Trois cheminées et au Vieux Joué <text:s/>après avoir étudié les terrains disponibles. Il est aussi évoqué la possibilité de conventionner avec des particuliers qui ont des points d'eau notamment à la Fontenelle, aux Villepins et à Pinson.</text:p>
      <text:p text:style-name="P17"/>
      <text:p text:style-name="P18"><text:soft-page-break/>Le château :</text:p>
      <text:p text:style-name="P17"/>
      <text:p text:style-name="P17">Madame Christine ULIVI explique au Conseil Municipal que Monsieur VILLEMAIN, Maire de Mosnes est venu visiter le château. Celui-ci <text:s/>propose d'étudier les projets d'initiatives privés envisageables pour la restauration du château. Il évalue les travaux à environ 2,5 millions d'euros.</text:p>
      <text:list xml:id="list36639066" text:style-name="L8">
        <text:list-header>
          <text:p text:style-name="P30"/>
        </text:list-header>
      </text:list>
      <text:p text:style-name="P19">L'ordre du jour étant épuisé, la séance est levée à 20h 50.</text:p>
      <text:p text:style-name="P19"/>
      <text:p text:style-name="P19"/>
      <text:p text:style-name="P19"/>
      <text:p text:style-name="P2"/>
      <text:p text:style-name="P2"/>
      <text:p text:style-name="P3">Le Maire,</text:p>
      <text:p text:style-name="P3"/>
      <text:p text:style-name="P2"><text:span text:style-name="T1">Jean-Luc PADIOLLEAU</text:span><text:tab/><text:tab/><text:tab/><text:tab/><text:tab/><text:span text:style-name="T1">Les Conseillers Municipau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.302cm" fo:margin-bottom="1.01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sabelle Derouet</meta:initial-creator>
    <meta:creation-date>2010-02-09T09:06:38.64</meta:creation-date>
    <dc:date>2010-04-27T18:00:11.09</dc:date>
    <dc:creator>Isabelle Derouet</dc:creator>
    <meta:editing-duration>PT45H39M18S</meta:editing-duration>
    <meta:editing-cycles>39</meta:editing-cycles>
    <meta:generator>OpenOffice.org/3.0$Win32 OpenOffice.org_project/300m9$Build-9358</meta:generator>
    <meta:printed-by>Isabelle Derouet</meta:printed-by>
    <meta:print-date>2010-04-27T17:47:55.17</meta:print-date>
    <meta:document-statistic meta:table-count="0" meta:image-count="0" meta:object-count="0" meta:page-count="3" meta:paragraph-count="50" meta:word-count="797" meta:character-count="4793"/>
    <meta:user-defined meta:name="Info 1"/>
    <meta:user-defined meta:name="Info 2"/>
    <meta:user-defined meta:name="Info 3"/>
    <meta:user-defined meta:name="Info 4"/>
  </office:meta>
</office:document-meta>
</file>